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000000" fo:border="0.0008in solid #000000"/>
    </style:style>
    <style:style style:name="gr1" style:family="graphic">
      <style:graphic-properties draw:ole-draw-aspect="1"/>
    </style:style>
  </office:automatic-styles>
  <office:body>
    <office:spreadsheet>
      <table:table table:name="ree_rail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Default"/>
          <table:table-cell table:style-name="ce1" office:value-type="string">
            <text:p>mri_rails</text:p>
          </table:table-cell>
          <table:table-cell table:style-name="ce1" office:value-type="string">
            <text:p>ree_rails</text:p>
          </table:table-cell>
          <table:table-cell table:style-name="ce1" office:value-type="string">
            <text:p>mri_ramaze</text:p>
          </table:table-cell>
          <table:table-cell table:style-name="ce1" office:value-type="string">
            <text:p>ree_ramaze</text:p>
          </table:table-cell>
          <table:table-cell table:style-name="ce1" office:value-type="string">
            <text:p>191_ramaze</text:p>
          </table:table-cell>
          <table:table-cell table:style-name="Default" table:number-columns-repeated="250"/>
        </table:table-row>
        <table:table-row table:style-name="ro1">
          <table:table-cell table:style-name="ce1" office:value-type="string">
            <text:p>Time taken for tests</text:p>
          </table:table-cell>
          <table:table-cell table:style-name="Default" office:value-type="float" office:value="489.24189">
            <text:p>489.24</text:p>
          </table:table-cell>
          <table:table-cell table:style-name="Default" office:value-type="float" office:value="379.755629">
            <text:p>379.76</text:p>
          </table:table-cell>
          <table:table-cell table:style-name="Default" office:value-type="float" office:value="397.43203">
            <text:p>397.43</text:p>
          </table:table-cell>
          <table:table-cell table:style-name="Default" office:value-type="float" office:value="287.502966">
            <text:p>287.5</text:p>
          </table:table-cell>
          <table:table-cell table:style-name="Default" office:value-type="float" office:value="351.94906">
            <text:p>351.95</text:p>
          </table:table-cell>
          <table:table-cell table:style-name="Default" office:value-type="string">
            <text:p>seconds</text:p>
          </table:table-cell>
          <table:table-cell table:style-name="Default" table:number-columns-repeated="249"/>
        </table:table-row>
        <table:table-row table:style-name="ro1">
          <table:table-cell table:style-name="ce1" office:value-type="string">
            <text:p>Complete requests</text:p>
          </table:table-cell>
          <table:table-cell table:number-columns-repeated="5" table:style-name="Default" office:value-type="float" office:value="10000">
            <text:p>10000</text:p>
          </table:table-cell>
          <table:table-cell table:style-name="Default" table:number-columns-repeated="250"/>
        </table:table-row>
        <table:table-row table:style-name="ro1">
          <table:table-cell table:style-name="ce1" office:value-type="string">
            <text:p>Failed requests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table:number-columns-repeated="250"/>
        </table:table-row>
        <table:table-row table:style-name="ro1">
          <table:table-cell table:style-name="ce1" office:value-type="string">
            <text:p>Write errors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table:number-columns-repeated="250"/>
        </table:table-row>
        <table:table-row table:style-name="ro1">
          <table:table-cell table:style-name="ce1" office:value-type="string">
            <text:p>Total transferred</text:p>
          </table:table-cell>
          <table:table-cell table:style-name="Default" office:value-type="float" office:value="36670146">
            <text:p>36670146</text:p>
          </table:table-cell>
          <table:table-cell table:style-name="Default" office:value-type="float" office:value="36668229">
            <text:p>36668229</text:p>
          </table:table-cell>
          <table:table-cell table:number-columns-repeated="2" table:style-name="Default" office:value-type="float" office:value="18130000">
            <text:p>18130000</text:p>
          </table:table-cell>
          <table:table-cell table:style-name="Default" office:value-type="float" office:value="18460000">
            <text:p>18460000</text:p>
          </table:table-cell>
          <table:table-cell table:style-name="Default" office:value-type="string">
            <text:p><text:s/>bytes</text:p>
          </table:table-cell>
          <table:table-cell table:style-name="Default" table:number-columns-repeated="249"/>
        </table:table-row>
        <table:table-row table:style-name="ro1">
          <table:table-cell table:style-name="ce1" office:value-type="string">
            <text:p>HTML transferred</text:p>
          </table:table-cell>
          <table:table-cell table:number-columns-repeated="2" table:style-name="Default" office:value-type="float" office:value="30500000">
            <text:p>30500000</text:p>
          </table:table-cell>
          <table:table-cell table:number-columns-repeated="2" table:style-name="Default" office:value-type="float" office:value="14480000">
            <text:p>14480000</text:p>
          </table:table-cell>
          <table:table-cell table:style-name="Default" office:value-type="float" office:value="14680000">
            <text:p>14680000</text:p>
          </table:table-cell>
          <table:table-cell table:style-name="Default" office:value-type="string">
            <text:p><text:s/>bytes</text:p>
          </table:table-cell>
          <table:table-cell table:style-name="Default" table:number-columns-repeated="249"/>
        </table:table-row>
        <table:table-row table:style-name="ro1">
          <table:table-cell table:style-name="ce1" office:value-type="string">
            <text:p>Requests per second</text:p>
          </table:table-cell>
          <table:table-cell table:style-name="Default" office:value-type="float" office:value="20.44">
            <text:p>20.44</text:p>
          </table:table-cell>
          <table:table-cell table:style-name="Default" office:value-type="float" office:value="26.33">
            <text:p>26.33</text:p>
          </table:table-cell>
          <table:table-cell table:style-name="Default" office:value-type="float" office:value="25.19">
            <text:p>25.19</text:p>
          </table:table-cell>
          <table:table-cell table:style-name="Default" office:value-type="float" office:value="34.78">
            <text:p>34.78</text:p>
          </table:table-cell>
          <table:table-cell table:style-name="Default" office:value-type="float" office:value="28.41">
            <text:p>28.41</text:p>
          </table:table-cell>
          <table:table-cell table:style-name="Default" office:value-type="string">
            <text:p><text:s/>[#/sec] (mean)</text:p>
          </table:table-cell>
          <table:table-cell table:style-name="Default" table:number-columns-repeated="249"/>
        </table:table-row>
        <table:table-row table:style-name="ro1">
          <table:table-cell table:style-name="ce1" office:value-type="string">
            <text:p>Time per request</text:p>
          </table:table-cell>
          <table:table-cell table:style-name="Default" office:value-type="float" office:value="4892.419">
            <text:p>4892.42</text:p>
          </table:table-cell>
          <table:table-cell table:style-name="Default" office:value-type="float" office:value="3797.556">
            <text:p>3797.56</text:p>
          </table:table-cell>
          <table:table-cell table:style-name="Default" office:value-type="float" office:value="3970.432">
            <text:p>3970.43</text:p>
          </table:table-cell>
          <table:table-cell table:style-name="Default" office:value-type="float" office:value="2875.03">
            <text:p>2875.03</text:p>
          </table:table-cell>
          <table:table-cell table:style-name="Default" office:value-type="float" office:value="3519.491">
            <text:p>3519.49</text:p>
          </table:table-cell>
          <table:table-cell table:style-name="Default" office:value-type="string">
            <text:p><text:s/>[ms] (mean)</text:p>
          </table:table-cell>
          <table:table-cell table:style-name="Default" table:number-columns-repeated="249"/>
        </table:table-row>
        <table:table-row table:style-name="ro1">
          <table:table-cell table:style-name="ce1" office:value-type="string">
            <text:p>Time per request</text:p>
          </table:table-cell>
          <table:table-cell table:style-name="Default" office:value-type="float" office:value="48.924">
            <text:p>48.92</text:p>
          </table:table-cell>
          <table:table-cell table:style-name="Default" office:value-type="float" office:value="37.976">
            <text:p>37.98</text:p>
          </table:table-cell>
          <table:table-cell table:style-name="Default" office:value-type="float" office:value="39.704">
            <text:p>39.7</text:p>
          </table:table-cell>
          <table:table-cell table:style-name="Default" office:value-type="float" office:value="28.75">
            <text:p>28.75</text:p>
          </table:table-cell>
          <table:table-cell table:style-name="Default" office:value-type="float" office:value="35.195">
            <text:p>35.2</text:p>
          </table:table-cell>
          <table:table-cell table:style-name="Default" office:value-type="string">
            <text:p><text:s/>[ms] (mean, across all concurrent requests)</text:p>
          </table:table-cell>
          <table:table-cell table:style-name="Default" table:number-columns-repeated="249"/>
        </table:table-row>
        <table:table-row table:style-name="ro2">
          <table:table-cell table:style-name="ce1" office:value-type="string">
            <text:p>Transfer rate</text:p>
          </table:table-cell>
          <table:table-cell table:style-name="Default" office:value-type="float" office:value="73.19">
            <text:p>73.19</text:p>
          </table:table-cell>
          <table:table-cell table:style-name="Default" office:value-type="float" office:value="94.29">
            <text:p>94.29</text:p>
          </table:table-cell>
          <table:table-cell table:style-name="Default" office:value-type="float" office:value="44.59">
            <text:p>44.59</text:p>
          </table:table-cell>
          <table:table-cell table:style-name="Default" office:value-type="float" office:value="61.58">
            <text:p>61.58</text:p>
          </table:table-cell>
          <table:table-cell table:style-name="Default" office:value-type="float" office:value="51.22">
            <text:p>51.22</text:p>
          </table:table-cell>
          <table:table-cell table:style-name="Default" office:value-type="string">
            <text:p><text:s/>[Kbytes/sec] received</text:p>
          </table:table-cell>
          <table:table-cell table:style-name="Default" table:number-columns-repeated="249"/>
        </table:table-row>
        <table:table-row table:style-name="ro1">
          <table:table-cell table:style-name="ce1" office:value-type="string">
            <text:p>Total private dirty RSS</text:p>
          </table:table-cell>
          <table:table-cell table:style-name="Default" office:value-type="float" office:value="323.73">
            <text:p>323.73</text:p>
          </table:table-cell>
          <table:table-cell table:style-name="Default" office:value-type="float" office:value="180.89">
            <text:p>180.89</text:p>
          </table:table-cell>
          <table:table-cell table:style-name="Default" office:value-type="float" office:value="221.11">
            <text:p>221.11</text:p>
          </table:table-cell>
          <table:table-cell table:style-name="Default" office:value-type="float" office:value="221.51">
            <text:p>221.51</text:p>
          </table:table-cell>
          <table:table-cell table:style-name="Default" office:value-type="float" office:value="210.73">
            <text:p>210.73</text:p>
          </table:table-cell>
          <table:table-cell table:style-name="Default" office:value-type="string">
            <text:p><text:s/>MB</text:p>
          </table:table-cell>
          <table:table-cell table:style-name="Default" table:number-columns-repeated="249"/>
        </table:table-row>
        <table:table-row table:style-name="ro1">
          <table:table-cell>
            <draw:frame table:end-cell-address="ree_rails.D25" table:end-x="0.4311in" table:end-y="0.1102in" draw:z-index="0" draw:style-name="gr1" svg:width="3.5244in" svg:height="1.9677in" svg:x="0.1146in" svg:y="0.1516in">
              <draw:object draw:notify-on-update-of-ranges="ree_rails.A1:ree_rails.A1 ree_rails.A2:ree_rails.A2 ree_rails.B1:ree_rails.B1 ree_rails.B2:ree_rails.B2 ree_rails.C1:ree_rails.C1 ree_rails.C2:ree_rails.C2 ree_rails.D1:ree_rails.D1 ree_rails.D2:ree_rails.D2 ree_rails.E1:ree_rails.E1 ree_rails.E2:ree_rails.E2 ree_rails.F1:ree_rails.F1 ree_rails.F2:ree_rails.F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table:end-cell-address="ree_rails.H25" table:end-x="0.463in" table:end-y="0.0799in" draw:z-index="2" draw:style-name="gr1" svg:width="3.4638in" svg:height="1.9339in" svg:x="0.5555in" svg:y="0.1551in">
              <draw:object draw:notify-on-update-of-ranges="ree_rails.A1:ree_rails.A1 ree_rails.A8:ree_rails.A8 ree_rails.B1:ree_rails.B1 ree_rails.B8:ree_rails.B8 ree_rails.C1:ree_rails.C1 ree_rails.C8:ree_rails.C8 ree_rails.D1:ree_rails.D1 ree_rails.D8:ree_rails.D8 ree_rails.E1:ree_rails.E1 ree_rails.E8:ree_rails.E8 ree_rails.F1:ree_rails.F1 ree_rails.F8:ree_rails.F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ree_rails.L25" table:end-x="0.5465in" table:end-y="0.0791in" draw:z-index="4" draw:style-name="gr1" svg:width="3.4638in" svg:height="1.9339in" svg:x="0.6386in" svg:y="0.1543in">
              <draw:object draw:notify-on-update-of-ranges="ree_rails.A1:ree_rails.A1 ree_rails.A12:ree_rails.A12 ree_rails.B1:ree_rails.B1 ree_rails.B12:ree_rails.B12 ree_rails.C1:ree_rails.C1 ree_rails.C12:ree_rails.C12 ree_rails.D1:ree_rails.D1 ree_rails.D12:ree_rails.D12 ree_rails.E1:ree_rails.E1 ree_rails.E12:ree_rails.E12 ree_rails.F1:ree_rails.F1 ree_rails.F12:ree_rails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8"/>
        </table:table-row>
        <table:table-row table:style-name="ro1" table:number-rows-repeated="12">
          <table:table-cell table:number-columns-repeated="256"/>
        </table:table-row>
        <table:table-row table:style-name="ro1">
          <table:table-cell>
            <draw:frame table:end-cell-address="ree_rails.D38" table:end-x="0.4012in" table:end-y="0.0472in" draw:z-index="1" draw:style-name="gr1" svg:width="3.4953in" svg:height="1.9551in" svg:x="0.1138in" svg:y="0.1016in">
              <draw:object draw:notify-on-update-of-ranges="ree_rails.A1:ree_rails.A1 ree_rails.A10:ree_rails.A10 ree_rails.B1:ree_rails.B1 ree_rails.B10:ree_rails.B10 ree_rails.C1:ree_rails.C1 ree_rails.C10:ree_rails.C10 ree_rails.D1:ree_rails.D1 ree_rails.D10:ree_rails.D10 ree_rails.E1:ree_rails.E1 ree_rails.E10:ree_rails.E10 ree_rails.F1:ree_rails.F1 ree_rails.F10:ree_rails.F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ree_rails.H38" table:end-x="0.4941in" table:end-y="0.0213in" draw:z-index="3" draw:style-name="gr1" svg:width="3.4638in" svg:height="1.9339in" svg:x="0.5866in" svg:y="0.0969in">
              <draw:object draw:notify-on-update-of-ranges="ree_rails.A11:ree_rails.A11 ree_rails.B1:ree_rails.B1 ree_rails.B11:ree_rails.B11 ree_rails.C1:ree_rails.C1 ree_rails.C11:ree_rails.C11 ree_rails.D1:ree_rails.D1 ree_rails.D11:ree_rails.D11 ree_rails.E1:ree_rails.E1 ree_rails.E11:ree_rails.E11 ree_rails.F1:ree_rails.F1 ree_rails.F11:ree_rails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ree_rails.L38" table:end-x="0.5776in" table:end-y="0.0311in" draw:z-index="5" draw:style-name="gr1" svg:width="3.4638in" svg:height="1.9339in" svg:x="0.6697in" svg:y="0.1067in">
              <draw:object draw:notify-on-update-of-ranges="ree_rails.A1:ree_rails.A1 ree_rails.A6:ree_rails.A6 ree_rails.B1:ree_rails.B1 ree_rails.B6:ree_rails.B6 ree_rails.C1:ree_rails.C1 ree_rails.C6:ree_rails.C6 ree_rails.D1:ree_rails.D1 ree_rails.D6:ree_rails.D6 ree_rails.E1:ree_rails.E1 ree_rails.E6:ree_rails.E6 ree_rails.F1:ree_rails.F1 ree_rails.F6:ree_rails.F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48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>
            <text:p>Concurrency Level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ime taken for tests</text:p>
          </table:table-cell>
          <table:table-cell office:value-type="float" office:value="351.94906">
            <text:p>351.95</text:p>
          </table:table-cell>
        </table:table-row>
        <table:table-row table:style-name="ro1">
          <table:table-cell office:value-type="string">
            <text:p>Complete requests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Failed request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rite error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tal transferred</text:p>
          </table:table-cell>
          <table:table-cell office:value-type="float" office:value="18460000">
            <text:p>18460000</text:p>
          </table:table-cell>
        </table:table-row>
        <table:table-row table:style-name="ro1">
          <table:table-cell office:value-type="string">
            <text:p>HTML transferred</text:p>
          </table:table-cell>
          <table:table-cell office:value-type="float" office:value="14680000">
            <text:p>14680000</text:p>
          </table:table-cell>
        </table:table-row>
        <table:table-row table:style-name="ro1">
          <table:table-cell office:value-type="string">
            <text:p>Requests per second</text:p>
          </table:table-cell>
          <table:table-cell office:value-type="float" office:value="28.41">
            <text:p>28.41</text:p>
          </table:table-cell>
        </table:table-row>
        <table:table-row table:style-name="ro1">
          <table:table-cell office:value-type="string">
            <text:p>Time per request</text:p>
          </table:table-cell>
          <table:table-cell office:value-type="float" office:value="3519.491">
            <text:p>3519.49</text:p>
          </table:table-cell>
        </table:table-row>
        <table:table-row table:style-name="ro1">
          <table:table-cell office:value-type="string">
            <text:p>Time per request</text:p>
          </table:table-cell>
          <table:table-cell office:value-type="float" office:value="35.195">
            <text:p>35.2</text:p>
          </table:table-cell>
        </table:table-row>
        <table:table-row table:style-name="ro1">
          <table:table-cell office:value-type="string">
            <text:p>Transfer rate</text:p>
          </table:table-cell>
          <table:table-cell office:value-type="float" office:value="51.22">
            <text:p>51.22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02/19/2009</text:date>, <text:time>10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Michael Lang</meta:initial-creator>
    <meta:creation-date>2009-02-16T01:03:49</meta:creation-date>
    <dc:creator>Michael Lang</dc:creator>
    <dc:date>2009-02-19T10:48:03</dc:date>
    <meta:editing-cycles>3</meta:editing-cycles>
    <meta:editing-duration>P3DT8H43M3S</meta:editing-duration>
    <meta:user-defined meta:name="Info 1"/>
    <meta:user-defined meta:name="Info 2"/>
    <meta:user-defined meta:name="Info 3"/>
    <meta:user-defined meta:name="Info 4"/>
    <meta:document-statistic meta:table-count="3" meta:cell-count="1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799cm" svg:height="4.913cm" chart:class="chart:bar" chart:style-name="ch1">
        <chart:legend chart:legend-position="end" svg:x="6.308cm" svg:y="1.612cm" chart:style-name="ch2"/>
        <chart:plot-area chart:style-name="ch3" table:cell-range-address="ree_rails.A11:ree_rails.F11 ree_rails.A1:ree_rails.F1" chart:data-source-has-labels="both" svg:x="0.175cm" svg:y="0.097cm" svg:width="5.958cm" svg:height="4.618cm">
          <chart:axis chart:dimension="x" chart:name="primary-x" chart:style-name="ch4">
            <chart:categories table:cell-range-address="ree_rails.A11:ree_rail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11:ree_rails.B11" chart:label-cell-address="ree_rails.B1:ree_rails.B1" chart:class="chart:bar">
            <chart:data-point/>
          </chart:series>
          <chart:series chart:style-name="ch8" chart:values-cell-range-address="ree_rails.C11:ree_rails.C11" chart:label-cell-address="ree_rails.C1:ree_rails.C1" chart:class="chart:bar">
            <chart:data-point/>
          </chart:series>
          <chart:series chart:style-name="ch9" chart:values-cell-range-address="ree_rails.D11:ree_rails.D11" chart:label-cell-address="ree_rails.D1:ree_rails.D1" chart:class="chart:bar">
            <chart:data-point/>
          </chart:series>
          <chart:series chart:style-name="ch10" chart:values-cell-range-address="ree_rails.E11:ree_rails.E11" chart:label-cell-address="ree_rails.E1:ree_rails.E1" chart:class="chart:bar">
            <chart:data-point/>
          </chart:series>
          <chart:series chart:style-name="ch11" chart:values-cell-range-address="ree_rails.F11:ree_rails.F11" chart:label-cell-address="ree_rails.F1:ree_rails.F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  <table:table-cell office:value-type="string">
                <text:p>191_ramaze</text:p>
              </table:table-cell>
            </table:table-row>
          </table:table-header-rows>
          <table:table-rows>
            <table:table-row>
              <table:table-cell office:value-type="string">
                <text:p>Transfer rate</text:p>
              </table:table-cell>
              <table:table-cell office:value-type="float" office:value="73.19">
                <text:p>73.19</text:p>
              </table:table-cell>
              <table:table-cell office:value-type="float" office:value="94.29">
                <text:p>94.29</text:p>
              </table:table-cell>
              <table:table-cell office:value-type="float" office:value="44.59">
                <text:p>44.59</text:p>
              </table:table-cell>
              <table:table-cell office:value-type="float" office:value="61.58">
                <text:p>61.58</text:p>
              </table:table-cell>
              <table:table-cell office:value-type="float" office:value="51.22">
                <text:p>51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799cm" svg:height="4.913cm" chart:class="chart:bar" chart:style-name="ch1">
        <chart:legend chart:legend-position="end" svg:x="6.308cm" svg:y="1.612cm" chart:style-name="ch2"/>
        <chart:plot-area chart:style-name="ch3" table:cell-range-address="ree_rails.A1:ree_rails.F1 ree_rails.A12:ree_rails.F12" chart:data-source-has-labels="both" svg:x="0.175cm" svg:y="0.097cm" svg:width="5.958cm" svg:height="4.618cm">
          <chart:axis chart:dimension="x" chart:name="primary-x" chart:style-name="ch4">
            <chart:categories table:cell-range-address="ree_rails.A12:ree_rail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12:ree_rails.B12" chart:label-cell-address="ree_rails.B1:ree_rails.B1" chart:class="chart:bar">
            <chart:data-point/>
          </chart:series>
          <chart:series chart:style-name="ch8" chart:values-cell-range-address="ree_rails.C12:ree_rails.C12" chart:label-cell-address="ree_rails.C1:ree_rails.C1" chart:class="chart:bar">
            <chart:data-point/>
          </chart:series>
          <chart:series chart:style-name="ch9" chart:values-cell-range-address="ree_rails.D12:ree_rails.D12" chart:label-cell-address="ree_rails.D1:ree_rails.D1" chart:class="chart:bar">
            <chart:data-point/>
          </chart:series>
          <chart:series chart:style-name="ch10" chart:values-cell-range-address="ree_rails.E12:ree_rails.E12" chart:label-cell-address="ree_rails.E1:ree_rails.E1" chart:class="chart:bar">
            <chart:data-point/>
          </chart:series>
          <chart:series chart:style-name="ch11" chart:values-cell-range-address="ree_rails.F12:ree_rails.F12" chart:label-cell-address="ree_rails.F1:ree_rails.F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  <table:table-cell office:value-type="string">
                <text:p>191_ramaze</text:p>
              </table:table-cell>
            </table:table-row>
          </table:table-header-rows>
          <table:table-rows>
            <table:table-row>
              <table:table-cell office:value-type="string">
                <text:p>Total private dirty RSS</text:p>
              </table:table-cell>
              <table:table-cell office:value-type="float" office:value="323.73">
                <text:p>323.73</text:p>
              </table:table-cell>
              <table:table-cell office:value-type="float" office:value="180.89">
                <text:p>180.89</text:p>
              </table:table-cell>
              <table:table-cell office:value-type="float" office:value="221.11">
                <text:p>221.11</text:p>
              </table:table-cell>
              <table:table-cell office:value-type="float" office:value="221.51">
                <text:p>221.51</text:p>
              </table:table-cell>
              <table:table-cell office:value-type="float" office:value="210.73">
                <text:p>210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879cm" svg:height="4.967cm" chart:class="chart:bar" chart:style-name="ch1">
        <chart:legend chart:legend-position="end" svg:x="6.351cm" svg:y="1.639cm" chart:style-name="ch2"/>
        <chart:plot-area chart:style-name="ch3" table:cell-range-address="ree_rails.A1:ree_rails.F1 ree_rails.A10:ree_rails.F10" chart:data-source-has-labels="both" svg:x="0.176cm" svg:y="0.099cm" svg:width="5.998cm" svg:height="4.669cm">
          <chart:axis chart:dimension="x" chart:name="primary-x" chart:style-name="ch4">
            <chart:categories table:cell-range-address="ree_rails.A10:ree_rail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10:ree_rails.B10" chart:label-cell-address="ree_rails.B1:ree_rails.B1" chart:class="chart:bar">
            <chart:data-point/>
          </chart:series>
          <chart:series chart:style-name="ch8" chart:values-cell-range-address="ree_rails.C10:ree_rails.C10" chart:label-cell-address="ree_rails.C1:ree_rails.C1" chart:class="chart:bar">
            <chart:data-point/>
          </chart:series>
          <chart:series chart:style-name="ch9" chart:values-cell-range-address="ree_rails.D10:ree_rails.D10" chart:label-cell-address="ree_rails.D1:ree_rails.D1" chart:class="chart:bar">
            <chart:data-point/>
          </chart:series>
          <chart:series chart:style-name="ch10" chart:values-cell-range-address="ree_rails.E10:ree_rails.E10" chart:label-cell-address="ree_rails.E1:ree_rails.E1" chart:class="chart:bar">
            <chart:data-point/>
          </chart:series>
          <chart:series chart:style-name="ch11" chart:values-cell-range-address="ree_rails.F10:ree_rails.F10" chart:label-cell-address="ree_rails.F1:ree_rails.F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  <table:table-cell office:value-type="string">
                <text:p>191_ramaze</text:p>
              </table:table-cell>
            </table:table-row>
          </table:table-header-rows>
          <table:table-rows>
            <table:table-row>
              <table:table-cell office:value-type="string">
                <text:p>Time per request</text:p>
              </table:table-cell>
              <table:table-cell office:value-type="float" office:value="48.924">
                <text:p>48.924</text:p>
              </table:table-cell>
              <table:table-cell office:value-type="float" office:value="37.976">
                <text:p>37.976</text:p>
              </table:table-cell>
              <table:table-cell office:value-type="float" office:value="39.704">
                <text:p>39.704</text:p>
              </table:table-cell>
              <table:table-cell office:value-type="float" office:value="28.75">
                <text:p>28.75</text:p>
              </table:table-cell>
              <table:table-cell office:value-type="float" office:value="35.195">
                <text:p>35.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799cm" svg:height="4.913cm" chart:class="chart:bar" chart:style-name="ch1">
        <chart:legend chart:legend-position="end" svg:x="6.308cm" svg:y="1.612cm" chart:style-name="ch2"/>
        <chart:plot-area chart:style-name="ch3" table:cell-range-address="ree_rails.A1:ree_rails.F1 ree_rails.A8:ree_rails.F8" chart:data-source-has-labels="both" svg:x="0.175cm" svg:y="0.097cm" svg:width="5.958cm" svg:height="4.618cm">
          <chart:axis chart:dimension="x" chart:name="primary-x" chart:style-name="ch4">
            <chart:categories table:cell-range-address="ree_rails.A8:ree_rai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8:ree_rails.B8" chart:label-cell-address="ree_rails.B1:ree_rails.B1" chart:class="chart:bar">
            <chart:data-point/>
          </chart:series>
          <chart:series chart:style-name="ch8" chart:values-cell-range-address="ree_rails.C8:ree_rails.C8" chart:label-cell-address="ree_rails.C1:ree_rails.C1" chart:class="chart:bar">
            <chart:data-point/>
          </chart:series>
          <chart:series chart:style-name="ch9" chart:values-cell-range-address="ree_rails.D8:ree_rails.D8" chart:label-cell-address="ree_rails.D1:ree_rails.D1" chart:class="chart:bar">
            <chart:data-point/>
          </chart:series>
          <chart:series chart:style-name="ch10" chart:values-cell-range-address="ree_rails.E8:ree_rails.E8" chart:label-cell-address="ree_rails.E1:ree_rails.E1" chart:class="chart:bar">
            <chart:data-point/>
          </chart:series>
          <chart:series chart:style-name="ch11" chart:values-cell-range-address="ree_rails.F8:ree_rails.F8" chart:label-cell-address="ree_rails.F1:ree_rails.F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  <table:table-cell office:value-type="string">
                <text:p>191_ramaze</text:p>
              </table:table-cell>
            </table:table-row>
          </table:table-header-rows>
          <table:table-rows>
            <table:table-row>
              <table:table-cell office:value-type="string">
                <text:p>Requests per second</text:p>
              </table:table-cell>
              <table:table-cell office:value-type="float" office:value="20.44">
                <text:p>20.44</text:p>
              </table:table-cell>
              <table:table-cell office:value-type="float" office:value="26.33">
                <text:p>26.33</text:p>
              </table:table-cell>
              <table:table-cell office:value-type="float" office:value="25.19">
                <text:p>25.19</text:p>
              </table:table-cell>
              <table:table-cell office:value-type="float" office:value="34.78">
                <text:p>34.78</text:p>
              </table:table-cell>
              <table:table-cell office:value-type="float" office:value="28.41">
                <text:p>28.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799cm" svg:height="4.913cm" chart:class="chart:bar" chart:style-name="ch1">
        <chart:legend chart:legend-position="end" svg:x="6.308cm" svg:y="1.612cm" chart:style-name="ch2"/>
        <chart:plot-area chart:style-name="ch3" table:cell-range-address="ree_rails.A1:ree_rails.F1 ree_rails.A6:ree_rails.F6" chart:data-source-has-labels="both" svg:x="0.175cm" svg:y="0.097cm" svg:width="5.958cm" svg:height="4.618cm">
          <chart:axis chart:dimension="x" chart:name="primary-x" chart:style-name="ch4">
            <chart:categories table:cell-range-address="ree_rails.A6:ree_rail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6:ree_rails.B6" chart:label-cell-address="ree_rails.B1:ree_rails.B1" chart:class="chart:bar">
            <chart:data-point/>
          </chart:series>
          <chart:series chart:style-name="ch8" chart:values-cell-range-address="ree_rails.C6:ree_rails.C6" chart:label-cell-address="ree_rails.C1:ree_rails.C1" chart:class="chart:bar">
            <chart:data-point/>
          </chart:series>
          <chart:series chart:style-name="ch9" chart:values-cell-range-address="ree_rails.D6:ree_rails.D6" chart:label-cell-address="ree_rails.D1:ree_rails.D1" chart:class="chart:bar">
            <chart:data-point/>
          </chart:series>
          <chart:series chart:style-name="ch10" chart:values-cell-range-address="ree_rails.E6:ree_rails.E6" chart:label-cell-address="ree_rails.E1:ree_rails.E1" chart:class="chart:bar">
            <chart:data-point/>
          </chart:series>
          <chart:series chart:style-name="ch11" chart:values-cell-range-address="ree_rails.F6:ree_rails.F6" chart:label-cell-address="ree_rails.F1:ree_rails.F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  <table:table-cell office:value-type="string">
                <text:p>191_ramaze</text:p>
              </table:table-cell>
            </table:table-row>
          </table:table-header-rows>
          <table:table-rows>
            <table:table-row>
              <table:table-cell office:value-type="string">
                <text:p>Total transferred</text:p>
              </table:table-cell>
              <table:table-cell office:value-type="float" office:value="36670146">
                <text:p>36670146</text:p>
              </table:table-cell>
              <table:table-cell office:value-type="float" office:value="36668229">
                <text:p>36668229</text:p>
              </table:table-cell>
              <table:table-cell office:value-type="float" office:value="18130000">
                <text:p>18130000</text:p>
              </table:table-cell>
              <table:table-cell office:value-type="float" office:value="18130000">
                <text:p>18130000</text:p>
              </table:table-cell>
              <table:table-cell office:value-type="float" office:value="18460000">
                <text:p>1846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680042266846pt" style:font-size-asian="7.99680042266846pt" style:font-size-complex="7.99680042266846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953cm" svg:height="4.999cm" chart:class="chart:bar" chart:style-name="ch1">
        <chart:legend chart:legend-position="end" svg:x="6.458cm" svg:y="1.655cm" chart:style-name="ch2"/>
        <chart:plot-area chart:style-name="ch3" table:cell-range-address="ree_rails.A1:ree_rails.F2" chart:data-source-has-labels="both" svg:x="0.178cm" svg:y="0.099cm" svg:width="6.1cm" svg:height="4.698cm">
          <chart:axis chart:dimension="x" chart:name="primary-x" chart:style-name="ch4">
            <chart:categories table:cell-range-address="ree_rails.A2:ree_rails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e_rails.B2:ree_rails.B2" chart:label-cell-address="ree_rails.B1:ree_rails.B1" chart:class="chart:bar">
            <chart:data-point/>
          </chart:series>
          <chart:series chart:style-name="ch8" chart:values-cell-range-address="ree_rails.C2:ree_rails.C2" chart:label-cell-address="ree_rails.C1:ree_rails.C1" chart:class="chart:bar">
            <chart:data-point/>
          </chart:series>
          <chart:series chart:style-name="ch9" chart:values-cell-range-address="ree_rails.D2:ree_rails.D2" chart:label-cell-address="ree_rails.D1:ree_rails.D1" chart:class="chart:bar">
            <chart:data-point/>
          </chart:series>
          <chart:series chart:style-name="ch10" chart:values-cell-range-address="ree_rails.E2:ree_rails.E2" chart:label-cell-address="ree_rails.E1:ree_rails.E1" chart:class="chart:bar">
            <chart:data-point/>
          </chart:series>
          <chart:series chart:style-name="ch11" chart:values-cell-range-address="ree_rails.F2:ree_rails.F2" chart:label-cell-address="ree_rails.F1:ree_rails.F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_rails</text:p>
              </table:table-cell>
              <table:table-cell office:value-type="string">
                <text:p>ree_rails</text:p>
              </table:table-cell>
              <table:table-cell office:value-type="string">
                <text:p>mri_ramaze</text:p>
              </table:table-cell>
              <table:table-cell office:value-type="string">
                <text:p>ree_ramaze</text:p>
              </table:table-cell>
              <table:table-cell office:value-type="string">
                <text:p>191_ramaze</text:p>
              </table:table-cell>
            </table:table-row>
          </table:table-header-rows>
          <table:table-rows>
            <table:table-row>
              <table:table-cell office:value-type="string">
                <text:p>Time taken for tests</text:p>
              </table:table-cell>
              <table:table-cell office:value-type="float" office:value="489.24189">
                <text:p>489.24189</text:p>
              </table:table-cell>
              <table:table-cell office:value-type="float" office:value="379.755629">
                <text:p>379.755629</text:p>
              </table:table-cell>
              <table:table-cell office:value-type="float" office:value="397.43203">
                <text:p>397.43203</text:p>
              </table:table-cell>
              <table:table-cell office:value-type="float" office:value="287.502966">
                <text:p>287.502966</text:p>
              </table:table-cell>
              <table:table-cell office:value-type="float" office:value="351.94906">
                <text:p>351.949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